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8672d" officeooo:paragraph-rsid="0018672d"/>
    </style:style>
    <style:style style:name="P2" style:family="paragraph" style:parent-style-name="Standard">
      <style:text-properties officeooo:rsid="001990b0" officeooo:paragraph-rsid="001990b0"/>
    </style:style>
    <style:style style:name="T1" style:family="text">
      <style:text-properties officeooo:rsid="001990b0"/>
    </style:style>
    <style:style style:name="T2" style:family="text">
      <style:text-properties officeooo:rsid="001b07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Winnow-2 vs Naive Bayes</text:p>
      <text:p text:style-name="P1">Author: Logan Turske</text:p>
      <text:p text:style-name="P1"/>
      <text:p text:style-name="P1">Abstract:</text:p>
      <text:p text:style-name="P1"><text:tab/>This project was to implement the Winnow-2 logarithm as well as the Naive Bayes algorithm and compare their performance. Both of the algorithms were written using the Python programming language. Both Winnow-2 and Naive Bayes were simple to implement but Winnow-2 was easier byfar comparatively. Due to the pre-processing of the data, Winnow-2 preforms better than Naive Bayes on average.</text:p>
      <text:p text:style-name="P1"/>
      <text:p text:style-name="P1">Hypothesis:</text:p>
      <text:p text:style-name="P1"><text:tab/>I expect that the Naive Bayes algorithm will be more accurate on average than the Winnow-2 algorithm given the three data sets provided.</text:p>
      <text:p text:style-name="P1"/>
      <text:p text:style-name="P1">Winnow-2:</text:p>
      <text:p text:style-name="P1"><text:tab/>The Winnow-2 algorithm is an educational algorithm developed by Nick Littlestone and published in 1988. Winnow-2 learns disjunctive Boolean functions<text:span text:style-name="T1">[1] and can be express as a linear-threshold algorithm. The Winnow-2 algorithm is classified also as an 'online learning' algorithm which means it learns as it is given data and can be used in real time. For this project we are given a training set and use the algorithm on that set to create a model. As you move along your data where every attribute can be described in a Boolean fashion you update a weight vector which each element corresponds to an attribute described by the data. Since this is an 'online learning' algorithm which is a subset of supervised learning, it make changes to its weight vector based on if it 'guessed' correctly which will be determined by the data given.</text:span></text:p>
      <text:p text:style-name="P1"/>
      <text:p text:style-name="P2">Naive Bayes:</text:p>
      <text:p text:style-name="P2"><text:tab/>Naive Bayes is a technique that allows different flavors of algorithms to create classifiers. One of the major assumptions that Naive Bayes makes is that each feature vector of the data set is independent of one another. The algorithm also makes the assumption that the data follows a distribution, which combined with the previous assumption can make for some very strong assumptions. Using, for example, a Gaussian distribution you update a model using the Gaussian probability equation for each data instance you are given. You summarize all of the features of the data and attempt to predict what class something belongs to.</text:p>
      <text:p text:style-name="P2"/>
      <text:p text:style-name="P2">Experiment:</text:p>
      <text:p text:style-name="P2"><text:tab/>For this experiment I implemented both algorithms in Python and gave them the same data sets(training and testing). The key of this experiment was <text:span text:style-name="T2">pre-processing the data to be able to be used by both algorithms. I describe below the assumptions and actions that I took to be able to get the data sets usable. For the implementation of the algorithms I will provide source code which is commented well so that someone could follow through the execution. The algorithms were given three sets of different data and compared one after the other based upon accuracy which is the number of correct guesses divided by the count of the entire test s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4:12:33.706136401</meta:creation-date>
    <dc:date>2018-02-07T14:55:05.862091596</dc:date>
    <meta:editing-duration>PT11M1S</meta:editing-duration>
    <meta:editing-cycles>2</meta:editing-cycles>
    <meta:generator>LibreOffice/5.0.6.2$Linux_X86_64 LibreOffice_project/00$Build-2</meta:generator>
    <meta:document-statistic meta:table-count="0" meta:image-count="0" meta:object-count="0" meta:page-count="1" meta:paragraph-count="12" meta:word-count="453" meta:character-count="2742" meta:non-whitespace-character-count="2296"/>
  </office:meta>
</office:document-meta>
</file>